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Dualidad en programación lineal</text:title></text:p>
      <text:p text:style-name="OrgTitle"/>
      <text:p text:style-name="OrgSubtitle"><text:initial-creator>Verania Hernández</text:initial-creator></text:p>
      <text:p text:style-name="OrgSubtitle"/>
      <text:p text:style-name="OrgSubtitle">17 de Mayo de 2019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e9e379">1. Introducción</text:a></text:p>
          <text:p text:style-name="Contents_20_1"><text:a xlink:type="simple" xlink:href="#org0b44a74">2. Ejemplos</text:a></text:p>
          <text:p text:style-name="Contents_20_1"><text:a xlink:type="simple" xlink:href="#org5ed0233">3. Teoremas</text:a></text:p>
        </text:index-body>
      </text:table-of-content>
      <text:h text:style-name="Heading_20_1" text:outline-level="1" text:is-list-header="false">
<text:bookmark-start text:name="OrgXref.org2e9e379"/>
<text:bookmark text:name="org2e9e379"/>Introducción
<text:bookmark-end text:name="OrgXref.org2e9e379"/></text:h>
      <text:p text:style-name="Text_20_body">La dualidad es una manera de asociar un cierto problema de
programación lineal a cada problema de programación lineal.
</text:p>
      <text:h text:style-name="Heading_20_1" text:outline-level="1" text:is-list-header="false">
<text:bookmark-start text:name="OrgXref.org0b44a74"/>
<text:bookmark text:name="org0b44a74"/>Ejemplos
<text:bookmark-end text:name="OrgXref.org0b44a74"/></text:h>
      <text:p text:style-name="Text_20_body">Consideremos el siguiente problema
</text:p>
      <text:p text:style-name="OrgFixedWidthBlock">\begin{equation*}</text:p>
      <text:p text:style-name="OrgFixedWidthBlock"> \begin{aligned}</text:p>
      <text:p text:style-name="OrgFixedWidthBlock"> \text{Maximizar} \quad &amp; 2x_{1}+3x_{2}\\</text:p>
      <text:p text:style-name="OrgFixedWidthBlock"> \text{sujeto a} \quad &amp;</text:p>
      <text:p text:style-name="OrgFixedWidthBlock"> <text:s text:c="2"/>\begin{aligned}</text:p>
      <text:p text:style-name="OrgFixedWidthBlock"> <text:s text:c="3"/>4x_{1}+8x_{2} &amp;\leq 12\\</text:p>
      <text:p text:style-name="OrgFixedWidthBlock"> <text:s text:c="3"/>2x_{1}+x_{2} &amp;\leq 3\\</text:p>
      <text:p text:style-name="OrgFixedWidthBlock"> <text:s text:c="3"/>3x_{1}+2x_{2} &amp;\leq 4\\</text:p>
      <text:p text:style-name="OrgFixedWidthBlock"> <text:s text:c="3"/>x_{1} &amp;\geq <text:s text:c="1"/>0\\</text:p>
      <text:p text:style-name="OrgFixedWidthBlock"> <text:s text:c="3"/>x_{2} &amp;\geq 0</text:p>
      <text:p text:style-name="OrgFixedWidthBlock"> <text:s text:c="2"/>\end{aligned}</text:p>
      <text:p text:style-name="OrgFixedWidthBlock"> \end{aligned}</text:p>
      <text:p text:style-name="OrgFixedWidthBlockLastLine"> \end{equation*}</text:p>
      <text:p text:style-name="OrgFixedWidthBlockLastLine"/>
      <text:list text:style-name="OrgBulletedList" text:continue-numbering="false">
        <text:list-item>
          <text:p text:style-name="Text_20_body">Podemos observar que bajo las restriccione la funcion objetico es
menor que 12 ya que:
</text:p>
          <text:p text:style-name="OrgFixedWidthBlock">\begin{equation*}</text:p>
          <text:p text:style-name="OrgFixedWidthBlock">2x_{1}+3x_{2}\leq 4x_{1}+8x_{2}\leq 12.</text:p>
          <text:p text:style-name="OrgFixedWidthBlockLastLine">\end{equation*}</text:p>
          <text:p text:style-name="OrgFixedWidthBlockLastLine"/>
        </text:list-item>
      </text:list>
      <text:h text:style-name="Heading_20_1" text:outline-level="1" text:is-list-header="false">
<text:bookmark-start text:name="OrgXref.org5ed0233"/>
<text:bookmark text:name="org5ed0233"/>Teoremas
<text:bookmark-end text:name="OrgXref.org5ed0233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Verania Hernández</dc:creator>
    <meta:initial-creator>Verania Hernández</meta:initial-creator>
    <dc:date>2019-05-17T12:14:26</dc:date>
    <meta:creation-date>2019-05-17T12:14:26</meta:creation-date>
    <meta:generator>Emacs 25.2.2 (Org mode 9.2.1)</meta:generator>
    <meta:keyword/>
    <dc:subject/>
    <dc:title>Dualidad en programación lineal</dc:title>
  </office:meta>
</office:document-meta>
</file>